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ThroughBlob.getBinaryStream( long pos ,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Blob.setBytes( long pos ,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Blob.PassThroughBlob( InputStream binaryStream ,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ssThroughBlob.setBinaryStream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Blob.getBytes( long pos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Blob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Blob.PassThroughBlob(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ssThroughBlob.getBinary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ssThroughBlob.position( byte [ ] pattern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Blob.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ssThroughBlob.truncate( long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Blob.position( Blob pattern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Blob.setBytes( long pos , byte [ ] bytes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